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style:font-name="Linux Libertine O"/>
    </style:style>
    <style:style style:name="P2" style:family="paragraph" style:parent-style-name="Standard">
      <style:text-properties style:font-name="Linux Libertine O" officeooo:rsid="002dfaae" officeooo:paragraph-rsid="002dfaae"/>
    </style:style>
    <style:style style:name="P3" style:family="paragraph" style:parent-style-name="Standard">
      <style:text-properties style:font-name="Linux Libertine O" officeooo:rsid="00294093" officeooo:paragraph-rsid="00294093"/>
    </style:style>
    <style:style style:name="P4" style:family="paragraph" style:parent-style-name="Standard">
      <style:text-properties style:font-name="Linux Libertine O"/>
    </style:style>
    <style:style style:name="P5" style:family="paragraph" style:parent-style-name="Standard">
      <style:text-properties style:font-name="Linux Libertine O" officeooo:paragraph-rsid="00313d05"/>
    </style:style>
    <style:style style:name="T1" style:family="text">
      <style:text-properties fo:color="#3465a4" loext:opacity="100%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fo:font-size="14pt" fo:font-weight="bold" officeooo:rsid="002dfaae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2cbf47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2dfaae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2f7d3d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32b048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2dfaae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officeooo:rsid="002dfaae"/>
    </style:style>
    <style:style style:name="T10" style:family="text">
      <style:text-properties officeooo:rsid="002f7d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8">Rice wine chicken</text:span><text:span text:style-name="T3"> (</text:span><text:span text:style-name="T5">4</text:span><text:span text:style-name="T3"> portions; </text:span><text:span text:style-name="T7">45</text:span><text:span text:style-name="T6"> min</text:span><text:span text:style-name="T3">)</text:span></text:h>
      <text:p text:style-name="P2">This recipe uses home made red rice wine. Good with jasmine rice and green beans or broccoli.</text:p>
      <text:p text:style-name="P2"/>
      <text:p text:style-name="P2"/>
      <text:p text:style-name="P1"><text:span text:style-name="T1">For the </text:span><text:span text:style-name="T2">tasty</text:span></text:p>
      <text:p text:style-name="P3">2-4 eggs</text:p>
      <text:p text:style-name="P4">4 <text:span text:style-name="T9">boneless </text:span>chicken thighs (~500g)</text:p>
      <text:p text:style-name="P4">3 cloves garlic</text:p>
      <text:p text:style-name="P4">1 cm root ginger</text:p>
      <text:p text:style-name="P4">60ml <text:span text:style-name="T9">unstrained Fuzhou red </text:span>rice wine</text:p>
      <text:p text:style-name="P4"/>
      <text:p text:style-name="P4"/>
      <text:p text:style-name="P4"/>
      <text:p text:style-name="P2">Prep the chicken, cut into large chunks, and add a bit of salt. Roughly chop the garlic, and peel and slice the ginger.</text:p>
      <text:p text:style-name="P3"/>
      <text:p text:style-name="P3"><text:span text:style-name="T9">In a medium pan, f</text:span>ry the garlic &amp; ginger and add the chicken, fry till browned.</text:p>
      <text:p text:style-name="P3"/>
      <text:p text:style-name="P4">Add the<text:span text:style-name="T9"> </text:span>rice wine and about 500ml hot water, bring to the boil and simmer with the lid off for about 25 min.</text:p>
      <text:p text:style-name="P4"/>
      <text:p text:style-name="P5">While the soup is <text:span text:style-name="T10">heating,</text:span> hard boil the eggs: cook the<text:span text:style-name="T9">m</text:span> for about 8 minutes, then cool them off under <text:span text:style-name="T10">the </text:span>cold tap and peel. Add to the pot as soon as they are ready – <text:span text:style-name="T10">they </text:span>should cook <text:span text:style-name="T9">submerged</text:span> in the soup for <text:span text:style-name="T10">the last</text:span> 10-15 min <text:span text:style-name="T10">of its cooking time.</text:span></text:p>
      <text:p text:style-name="P5"><text:span text:style-name="T10"><text:line-break/>I</text:span><text:span text:style-name="T9">f you’ve used a larger pan the </text:span><text:span text:style-name="T10">eggs</text:span><text:span text:style-name="T9"> may need turning if the</text:span><text:span text:style-name="T10">y</text:span><text:span text:style-name="T9"> stick out</text:span>. <text:span text:style-name="T9">Top up the water a little if you want more of the soup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8-18T15:54:07.037771019</dc:date>
    <meta:editing-duration>PT1H3M6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88" meta:character-count="938" meta:non-whitespace-character-count="761"/>
  </office:meta>
</office:document-meta>
</file>